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27"/>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style style:name="P19" style:family="paragraph" style:parent-style-name="Text_20_body" style:list-style-name="L18">
      <style:paragraph-properties fo:margin-top="0in" fo:margin-bottom="0in" style:contextual-spacing="false"/>
    </style:style>
    <style:style style:name="P20" style:family="paragraph" style:parent-style-name="Text_20_body" style:list-style-name="L19">
      <style:paragraph-properties fo:margin-top="0in" fo:margin-bottom="0in" style:contextual-spacing="false"/>
    </style:style>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1">
      <style:paragraph-properties fo:margin-top="0in" fo:margin-bottom="0in" style:contextual-spacing="false"/>
    </style:style>
    <style:style style:name="P23" style:family="paragraph" style:parent-style-name="Text_20_body" style:list-style-name="L22"/>
    <style:style style:name="P24" style:family="paragraph" style:parent-style-name="Text_20_body" style:list-style-name="L23">
      <style:paragraph-properties fo:margin-top="0in" fo:margin-bottom="0in" style:contextual-spacing="false"/>
    </style:style>
    <style:style style:name="P25" style:family="paragraph" style:parent-style-name="Text_20_body" style:list-style-name="L24">
      <style:paragraph-properties fo:margin-top="0in" fo:margin-bottom="0in" style:contextual-spacing="false"/>
    </style:style>
    <style:style style:name="P26" style:family="paragraph" style:parent-style-name="Text_20_body" style:list-style-name="L25">
      <style:paragraph-properties fo:margin-top="0in" fo:margin-bottom="0in" style:contextual-spacing="false"/>
    </style:style>
    <style:style style:name="P27" style:family="paragraph" style:parent-style-name="Text_20_body" style:list-style-name="L26">
      <style:paragraph-properties fo:margin-top="0in" fo:margin-bottom="0in" style:contextual-spacing="false"/>
    </style:style>
    <style:style style:name="P28" style:family="paragraph" style:parent-style-name="Text_20_body" style:list-style-name="L27"/>
    <style:style style:name="P29" style:family="paragraph" style:parent-style-name="Text_20_body" style:list-style-name="L28">
      <style:paragraph-properties fo:margin-top="0in" fo:margin-bottom="0in" style:contextual-spacing="false"/>
    </style:style>
    <style:style style:name="P30" style:family="paragraph" style:parent-style-name="Text_20_body" style:list-style-name="L29">
      <style:paragraph-properties fo:margin-top="0in" fo:margin-bottom="0in" style:contextual-spacing="false"/>
    </style:style>
    <style:style style:name="P31" style:family="paragraph" style:parent-style-name="Text_20_body" style:list-style-name="L30"/>
    <style:style style:name="P32" style:family="paragraph" style:parent-style-name="Text_20_body" style:list-style-name="L31">
      <style:paragraph-properties fo:margin-top="0in" fo:margin-bottom="0in" style:contextual-spacing="false"/>
    </style:style>
    <style:style style:name="P33" style:family="paragraph" style:parent-style-name="Text_20_body" style:list-style-name="L32">
      <style:paragraph-properties fo:margin-top="0in" fo:margin-bottom="0in" style:contextual-spacing="false"/>
    </style:style>
    <style:style style:name="P34" style:family="paragraph" style:parent-style-name="Text_20_body" style:list-style-name="L33">
      <style:paragraph-properties fo:margin-top="0in" fo:margin-bottom="0in" style:contextual-spacing="false"/>
    </style:style>
    <style:style style:name="P35" style:family="paragraph" style:parent-style-name="Text_20_body" style:list-style-name="L34">
      <style:paragraph-properties fo:margin-top="0in" fo:margin-bottom="0in" style:contextual-spacing="false"/>
    </style:style>
    <style:style style:name="P36" style:family="paragraph" style:parent-style-name="Text_20_body" style:list-style-name="L35">
      <style:paragraph-properties fo:margin-top="0in" fo:margin-bottom="0in" style:contextual-spacing="false"/>
    </style:style>
    <style:style style:name="P37" style:family="paragraph" style:parent-style-name="Text_20_body" style:list-style-name="L36">
      <style:paragraph-properties fo:margin-top="0in" fo:margin-bottom="0in" style:contextual-spacing="false"/>
    </style:style>
    <style:style style:name="P38" style:family="paragraph" style:parent-style-name="Text_20_body" style:list-style-name="L3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systemd-basics"/>Understanding systemd Basics<text:bookmark-end text:name="understanding-systemd-basics"/></text:h>
      <text:h text:style-name="Heading_20_2" text:outline-level="2"><text:bookmark-start text:name="introduction"/>Introduction<text:bookmark-end text:name="introduction"/></text:h>
      <text:h text:style-name="Heading_20_3" text:outline-level="3"><text:bookmark-start text:name="what-is-systemd"/>What is <text:span text:style-name="Source_5f_Text">systemd</text:span>?<text:bookmark-end text:name="what-is-systemd"/></text:h>
      <text:p text:style-name="First_20_paragraph">In the world of Linux, when your server boots up, it needs a way to get all its processes and services running in an organized fashion. That's where an "init system" comes in. Historically, many Linux distributions used a system called <text:span text:style-name="Source_5f_Text">SysVinit</text:span> (System V init) for this purpose.</text:p>
      <text:p text:style-name="Text_20_body">However, <text:span text:style-name="Source_5f_Text">systemd</text:span> emerged as a more modern and powerful replacement. Imagine <text:span text:style-name="Source_5f_Text">SysVinit</text:span> as a traditional, linear assembly line, where tasks are performed one after another. <text:span text:style-name="Source_5f_Text">systemd</text:span>, on the other hand, is like a highly efficient, parallel processing plant. It can start services simultaneously, which significantly speeds up boot times. It also offers more robust dependency management (making sure Service A starts only after Service B is ready) and better overall process control.</text:p>
      <text:p text:style-name="Text_20_body">This efficiency and advanced management are why <text:span text:style-name="Source_5f_Text">systemd</text:span> has become the standard init system for most major Linux distributions, including popular server choices like CentOS, Fedora, Debian, and Ubuntu. As a system administrator, understanding <text:span text:style-name="Source_5f_Text">systemd</text:span> is no longer optional; it's a fundamental skill.</text:p>
      <text:h text:style-name="Heading_20_3" text:outline-level="3"><text:bookmark-start text:name="systemd-units"/><text:span text:style-name="Source_5f_Text">systemd</text:span> Units<text:bookmark-end text:name="systemd-units"/></text:h>
      <text:p text:style-name="First_20_paragraph">If <text:span text:style-name="Source_5f_Text">systemd</text:span> is the conductor, then "units" are the musical scores for each instrument. In systemd, everything it manages is represented as a "unit." A unit is essentially a configuration file that tells <text:span text:style-name="Source_5f_Text">systemd</text:span> what to do. These units are the fundamental building blocks for controlling various aspects of your system.</text:p>
      <text:p text:style-name="Text_20_body">There are several types of <text:span text:style-name="Source_5f_Text">systemd</text:span> units, each designed for a specific purpose. Here are some of the most common ones you'll encounter as a system administrator:</text:p>
      <text:list xml:id="list536196344" text:style-name="L10">
        <text:list-item>
          <text:p text:style-name="P11"><text:span text:style-name="T1">Service units (</text:span><text:span text:style-name="Source_5f_Text">.service</text:span><text:span text:style-name="T1">)</text:span>: These are probably the most common and represent system services or applications, like a web server (Apache or Nginx) or a database (MySQL/PostgreSQL). When you start, stop, or restart an application, you're usually interacting with a service unit.</text:p>
        </text:list-item>
        <text:list-item>
          <text:p text:style-name="P11"><text:span text:style-name="T1">Target units (</text:span><text:span text:style-name="Source_5f_Text">.target</text:span><text:span text:style-name="T1">)</text:span>: Think of these as groups of other units or "runlevels" in older init systems. For example, the <text:span text:style-name="Source_5f_Text">multi-user.target</text:span> unit pulls in all the services needed for a typical command-line server environment. They help manage the system's state.</text:p>
        </text:list-item>
        <text:list-item>
          <text:p text:style-name="P11"><text:span text:style-name="T1">Socket units (</text:span><text:span text:style-name="Source_5f_Text">.socket</text:span><text:span text:style-name="T1">)</text:span>: These units describe network sockets or IPC (inter-process communication) sockets that <text:span text:style-name="Source_5f_Text">systemd</text:span> can use to activate services on demand. This means a service doesn't have to be constantly running; it can be started only when a <text:soft-page-break/>connection to its socket is made, saving resources.</text:p>
        </text:list-item>
        <text:list-item>
          <text:p text:style-name="P11"><text:span text:style-name="T1">Device units (</text:span><text:span text:style-name="Source_5f_Text">.device</text:span><text:span text:style-name="T1">)</text:span>: These represent kernel devices. <text:span text:style-name="Source_5f_Text">systemd</text:span> can automatically generate these based on devices detected by the kernel.</text:p>
        </text:list-item>
        <text:list-item>
          <text:p text:style-name="P11"><text:span text:style-name="T1">Mount units (</text:span><text:span text:style-name="Source_5f_Text">.mount</text:span><text:span text:style-name="T1">)</text:span>: These define mount points for filesystems.</text:p>
        </text:list-item>
        <text:list-item>
          <text:p text:style-name="P11"><text:span text:style-name="T1">Automount units (</text:span><text:span text:style-name="Source_5f_Text">.automount</text:span><text:span text:style-name="T1">)</text:span>: Similar to mount units, but they automatically mount a filesystem only when it's accessed, rather than at boot.</text:p>
        </text:list-item>
        <text:list-item>
          <text:p text:style-name="P11"><text:span text:style-name="T1">Swap units (</text:span><text:span text:style-name="Source_5f_Text">.swap</text:span><text:span text:style-name="T1">)</text:span>: These define swap partitions or files.</text:p>
        </text:list-item>
        <text:list-item>
          <text:p text:style-name="P11"><text:span text:style-name="T1">Path units (</text:span><text:span text:style-name="Source_5f_Text">.path</text:span><text:span text:style-name="T1">)</text:span>: These units are used to activate other units (like service units) when changes occur in a specific file or directory.</text:p>
        </text:list-item>
        <text:list-item>
          <text:p text:style-name="P11"><text:span text:style-name="T1">Timer units (</text:span><text:span text:style-name="Source_5f_Text">.timer</text:span><text:span text:style-name="T1">)</text:span>: These are like <text:span text:style-name="Source_5f_Text">cron</text:span> jobs but integrated within <text:span text:style-name="Source_5f_Text">systemd</text:span>. They are used to activate other units (typically service units) at specific times or intervals.</text:p>
        </text:list-item>
        <text:list-item>
          <text:p text:style-name="P11"><text:span text:style-name="T1">Slice units (</text:span><text:span text:style-name="Source_5f_Text">.slice</text:span><text:span text:style-name="T1">)</text:span>: Used for managing and grouping processes for resource control (e.g., CPU, memory) using Linux Control Groups (cgroups).</text:p>
        </text:list-item>
        <text:list-item>
          <text:p text:style-name="P11"><text:span text:style-name="T1">Scope units (</text:span><text:span text:style-name="Source_5f_Text">.scope</text:span><text:span text:style-name="T1">)</text:span>: Similar to slice units, but typically used for external processes not started by systemd itself, such as user sessions.</text:p>
        </text:list-item>
      </text:list>
      <text:p text:style-name="First_20_paragraph">Understanding that everything in <text:span text:style-name="Source_5f_Text">systemd</text:span> revolves around these "units" is a crucial mental model. They are the fundamental configuration pieces that <text:span text:style-name="Source_5f_Text">systemd</text:span> reads to understand what needs to be done.</text:p>
      <text:h text:style-name="Heading_20_2" text:outline-level="2"><text:bookmark-start text:name="managing-services-with-systemctl"/>Managing Services with <text:span text:style-name="Source_5f_Text">systemctl</text:span><text:bookmark-end text:name="managing-services-with-systemctl"/></text:h>
      <text:p text:style-name="First_20_paragraph">The <text:span text:style-name="Source_5f_Text">systemctl</text:span> command is your primary interface for interacting with the <text:span text:style-name="Source_5f_Text">systemd</text:span> init system. Think of it as your remote control for all those <text:span text:style-name="Source_5f_Text">systemd</text:span> units we just discussed, especially service units. It's the command you'll use daily as a system administrator.</text:p>
      <text:p text:style-name="Text_20_body">Here's the basic <text:span text:style-name="Source_5f_Text">syntax</text:span> for systemctl and some of its most common and essential commands:</text:p>
      <text:list xml:id="list4029628032" text:style-name="L11">
        <text:list-item>
          <text:p text:style-name="P12"><text:span text:style-name="Source_5f_Text">systemctl start &lt;unit_name&gt;</text:span>: This command is used to start a service immediately. For example, <text:span text:style-name="Source_5f_Text">systemctl start apache2</text:span> would start the Apache web server.</text:p>
        </text:list-item>
        <text:list-item>
          <text:p text:style-name="P12"><text:span text:style-name="Source_5f_Text">systemctl stop &lt;unit_name&gt;</text:span>: This command is used to stop a running service immediately. For example, <text:span text:style-name="Source_5f_Text">systemctl stop apache2</text:span> would stop the Apache web server.</text:p>
        </text:list-item>
        <text:list-item>
          <text:p text:style-name="P12"><text:span text:style-name="Source_5f_Text">systemctl restart &lt;unit_name&gt;</text:span>: This command is used to stop and then start a service. It's often used after making configuration changes. For instance, <text:span text:style-name="Source_5f_Text">systemctl restart nginx</text:span> would restart the Nginx web server.</text:p>
        </text:list-item>
        <text:list-item>
          <text:p text:style-name="P12"><text:span text:style-name="Source_5f_Text">systemctl reload &lt;unit_name&gt;</text:span>: Some services can reload their configuration without a full restart. This is faster and prevents service downtime. If a service supports it, <text:soft-page-break/><text:span text:style-name="Source_5f_Text">systemctl reload &lt;unit_name&gt;</text:span> is generally preferred over restart.</text:p>
        </text:list-item>
        <text:list-item>
          <text:p text:style-name="P12"><text:span text:style-name="Source_5f_Text">systemctl enable &lt;unit_name&gt;</text:span>: This command enables a service to start automatically at boot. It creates a symbolic link from the unit file to the appropriate systemd startup directory. For example, <text:span text:style-name="Source_5f_Text">systemctl enable ssh</text:span> ensures the SSH server starts every time the system boots.</text:p>
        </text:list-item>
        <text:list-item>
          <text:p text:style-name="P12"><text:span text:style-name="Source_5f_Text">systemctl disable &lt;unit_name&gt;</text:span>: This command prevents a service from starting automatically at boot. It removes the symbolic link created by enable.</text:p>
        </text:list-item>
        <text:list-item>
          <text:p text:style-name="P12"><text:span text:style-name="Source_5f_Text">systemctl status &lt;unit_name&gt;</text:span>: This is an incredibly useful command to check the current status of a service. It tells you if it's running, if it failed, its process ID (PID), recent log entries, and more. For instance, systemctl status firewalld shows you the status of the firewall service.</text:p>
        </text:list-item>
      </text:list>
      <text:p text:style-name="First_20_paragraph">Remember, replacing <text:span text:style-name="Source_5f_Text">&lt;unit_name&gt;</text:span> with the actual name of the service you want to manage (e.g., <text:span text:style-name="Source_5f_Text">apache2</text:span>, <text:span text:style-name="Source_5f_Text">nginx</text:span>, <text:span text:style-name="Source_5f_Text">sshd</text:span>, <text:span text:style-name="Source_5f_Text">mariadb</text:span>). You usually don't need to include the .service extension; <text:span text:style-name="Source_5f_Text">systemd</text:span> is smart enough to figure that out.</text:p>
      <text:p text:style-name="Text_20_body">To make this more concrete, imagine you've just installed a new web server. You'd likely use <text:span text:style-name="Source_5f_Text">systemctl start apache2</text:span> to get it running, and then <text:span text:style-name="Source_5f_Text">systemctl enable apache2</text:span> to make sure it comes up after a reboot. If you ever need to troubleshoot, <text:span text:style-name="Source_5f_Text">systemctl status apache2</text:span> would be your first stop.</text:p>
      <text:h text:style-name="Heading_20_3" text:outline-level="3"><text:bookmark-start text:name="list-services-and-check-status"/>List Services and Check Status<text:bookmark-end text:name="list-services-and-check-status"/></text:h>
      <text:p text:style-name="First_20_paragraph">As a system administrator, you'll often need to quickly see what's running, what's stopped, or if there are any issues. <text:span text:style-name="Source_5f_Text">systemctl</text:span> provides commands to do just that:</text:p>
      <text:h text:style-name="Heading_20_4" text:outline-level="4"><text:bookmark-start text:name="listing-services"/>Listing Services<text:bookmark-end text:name="listing-services"/></text:h>
      <text:list xml:id="list2520576389" text:style-name="L12">
        <text:list-item>
          <text:p text:style-name="P13"><text:span text:style-name="Source_5f_Text">systemctl list-units --type=service</text:span>: This command will show you all loaded service units on your system, regardless of their current state (active, inactive, failed, etc.). This gives you a comprehensive list.</text:p>
        </text:list-item>
        <text:list-item>
          <text:p text:style-name="P13"><text:span text:style-name="Source_5f_Text">systemctl list-units --type=service --state=running</text:span>: If you only want to see services that are currently active and running, you can filter the output.</text:p>
        </text:list-item>
        <text:list-item>
          <text:p text:style-name="P13"><text:span text:style-name="Source_5f_Text">systemctl list-units --type=service --all</text:span>: This will display all units, including those that are inactive or have failed.</text:p>
        </text:list-item>
        <text:list-item>
          <text:p text:style-name="P13"><text:span text:style-name="Source_5f_Text">systemctl list-unit-files --type=service</text:span>: This command shows you all installed service unit files (whether enabled or disabled) and their "enabled" status (e.g., <text:span text:style-name="Source_5f_Text">enabled</text:span>, <text:span text:style-name="Source_5f_Text">disabled</text:span>, <text:span text:style-name="Source_5f_Text">static</text:span>, <text:span text:style-name="Source_5f_Text">masked</text:span>). This helps you understand which services are configured to start at boot.</text:p>
        </text:list-item>
      </text:list>
      <text:h text:style-name="Heading_20_4" text:outline-level="4"><text:bookmark-start text:name="checking-the-status-of-a-specific-service"/><text:soft-page-break/>Checking the Status of a Specific Service<text:bookmark-end text:name="checking-the-status-of-a-specific-service"/></text:h>
      <text:p text:style-name="First_20_paragraph">We touched on this briefly, but it's worth emphasizing:</text:p>
      <text:list xml:id="list546166167" text:style-name="L13">
        <text:list-item>
          <text:p text:style-name="P14"><text:span text:style-name="Source_5f_Text">systemctl status &lt;unit_name&gt;</text:span>: This command is your best friend for diagnosing issues with a particular service. When you run it, you'll get detailed information.</text:p>
        </text:list-item>
      </text:list>
      <text:h text:style-name="Heading_20_5" text:outline-level="5"><text:bookmark-start text:name="interpreting-service-status-output"/>Interpreting Service Status Output<text:bookmark-end text:name="interpreting-service-status-output"/></text:h>
      <text:p text:style-name="First_20_paragraph">Let's look at a typical output from <text:span text:style-name="Source_5f_Text">systemctl status &lt;unit_name&gt;</text:span>:</text:p>
      <text:p text:style-name="Preformatted_20_Text">● sshd.service - OpenSSH Daemon</text:p>
      <text:p text:style-name="Preformatted_20_Text"><text:s text:c="5"/>Loaded: loaded (/usr/lib/systemd/system/sshd.service; enabled; vendor preset: enabled)</text:p>
      <text:p text:style-name="Preformatted_20_Text"><text:s text:c="5"/>Active: active (running) since Fri 2025-06-06 09:00:00 PDT; 1 day ago</text:p>
      <text:p text:style-name="Preformatted_20_Text"><text:s text:c="7"/>Docs: man:sshd(8)</text:p>
      <text:p text:style-name="Preformatted_20_Text"><text:s text:c="13"/>man:sshd_config(5)</text:p>
      <text:p text:style-name="Preformatted_20_Text"><text:s text:c="3"/>Main PID: 1234 (sshd)</text:p>
      <text:p text:style-name="Preformatted_20_Text"><text:s text:c="6"/>Tasks: 1</text:p>
      <text:p text:style-name="Preformatted_20_Text"><text:s text:c="5"/>Memory: 5.6M</text:p>
      <text:p text:style-name="Preformatted_20_Text"><text:s text:c="8"/>CPU: 123ms</text:p>
      <text:p text:style-name="Preformatted_20_Text"><text:s text:c="5"/>CGroup: /system.slice/sshd.service</text:p>
      <text:p text:style-name="Preformatted_20_Text"><text:s text:c="13"/>└─1234 /usr/sbin/sshd -D</text:p>
      <text:p text:style-name="First_20_paragraph">Here's a breakdown of what each line typically means:</text:p>
      <text:list xml:id="list2733562652" text:style-name="L14">
        <text:list-item>
          <text:p text:style-name="P15"><text:span text:style-name="Source_5f_Text">● sshd.service - OpenSSH Daemon</text:span>: This is the service name and a brief description. The <text:span text:style-name="Source_5f_Text">●</text:span> indicates a healthy status. A red <text:span text:style-name="Source_5f_Text">×</text:span> would indicate a failed service.</text:p>
        </text:list-item>
        <text:list-item>
          <text:p text:style-name="P15"><text:span text:style-name="Source_5f_Text">Loaded: loaded (/usr/lib/systemd/system/sshd.service; enabled; vendor preset: enabled)</text:span>:</text:p>
          <text:list text:style-name="L15">
            <text:list-item>
              <text:p text:style-name="P16"><text:span text:style-name="Source_5f_Text">loaded</text:span>: Means <text:span text:style-name="Source_5f_Text">systemd</text:span> has successfully read the unit file.</text:p>
            </text:list-item>
            <text:list-item>
              <text:p text:style-name="P16"><text:span text:style-name="Source_5f_Text">(/usr/lib/systemd/system/sshd.service)</text:span>: Shows the path to the unit file.</text:p>
            </text:list-item>
            <text:list-item>
              <text:p text:style-name="P16"><text:span text:style-name="Source_5f_Text">enabled</text:span>: Indicates if the service is configured to start automatically at boot (remember <text:span text:style-name="Source_5f_Text">systemctl enable</text:span>?).</text:p>
            </text:list-item>
            <text:list-item>
              <text:p text:style-name="P16"><text:span text:style-name="Source_5f_Text">vendor preset: enabled</text:span>: Shows the default setting from the distribution.</text:p>
            </text:list-item>
          </text:list>
        </text:list-item>
        <text:list-item>
          <text:p text:style-name="P15"><text:span text:style-name="Source_5f_Text">Active: active (running) since Fri 2025-06-06 09:00:00 PDT; 1 day ago</text:span>:</text:p>
          <text:list text:style-name="L16">
            <text:list-item>
              <text:p text:style-name="P17"><text:span text:style-name="Source_5f_Text">active (running)</text:span>: This is the most crucial part! It tells you the service is currently running successfully. Other states could be <text:span text:style-name="Source_5f_Text">inactive (dead)</text:span>, <text:span text:style-name="Source_5f_Text">failed</text:span>, <text:span text:style-name="Source_5f_Text">activating</text:span>, etc.</text:p>
            </text:list-item>
            <text:list-item>
              <text:p text:style-name="P17"><text:span text:style-name="Source_5f_Text">since...</text:span>: Shows when the service started.</text:p>
            </text:list-item>
          </text:list>
        </text:list-item>
        <text:list-item>
          <text:p text:style-name="P15"><text:span text:style-name="Source_5f_Text">Docs:</text:span>: Pointers to documentation.</text:p>
        </text:list-item>
        <text:list-item>
          <text:p text:style-name="P15"><text:span text:style-name="Source_5f_Text">Main PID: 1234 (sshd)</text:span>: The Process ID of the main process for this service.</text:p>
        </text:list-item>
        <text:list-item>
          <text:p text:style-name="P15"><text:span text:style-name="Source_5f_Text">Tasks:</text:span>, <text:span text:style-name="Source_5f_Text">Memory:</text:span>, <text:span text:style-name="Source_5f_Text">CPU:</text:span>: Resource usage statistics for the service.</text:p>
        </text:list-item>
        <text:list-item>
          <text:p text:style-name="P15"><text:span text:style-name="Source_5f_Text">CGroup: /system.slice/sshd.service ...</text:span>: Shows the control group the service belongs to, useful for resource management.</text:p>
        </text:list-item>
        <text:list-item>
          <text:p text:style-name="P15"><text:span text:style-name="T1">Additional lines</text:span>: Often, <text:span text:style-name="Source_5f_Text">systemctl status</text:span> will also show the last few log entries related to the service, which is incredibly helpful for quick troubleshooting.</text:p>
        </text:list-item>
      </text:list>
      <text:p text:style-name="First_20_paragraph">Understanding this output is vital for quickly diagnosing issues. If a service isn't working as expected, the <text:span text:style-name="Source_5f_Text">Active:</text:span> line and the recent log entries are often the first place to look.</text:p>
      <text:h text:style-name="Heading_20_2" text:outline-level="2"><text:bookmark-start text:name="understanding-unit-files"/><text:soft-page-break/>Understanding Unit Files<text:bookmark-end text:name="understanding-unit-files"/></text:h>
      <text:p text:style-name="First_20_paragraph">While <text:span text:style-name="Source_5f_Text">systemctl</text:span> is the command you use to interact with <text:span text:style-name="Source_5f_Text">systemd</text:span>, the actual instructions for how a service or other unit should behave are defined in text files called <text:span text:style-name="T1">unit files</text:span>. These are like the blueprints or detailed recipes that <text:span text:style-name="Source_5f_Text">systemd</text:span> follows.</text:p>
      <text:p text:style-name="Text_20_body">Unit files are typically located in specific directories, and they follow a clear, structured format, making them quite readable once you know what you're looking for. A unit file is essentially a plain text file ending with the unit type extension (e.g., <text:span text:style-name="Source_5f_Text">.service</text:span>, <text:span text:style-name="Source_5f_Text">.target</text:span>, <text:span text:style-name="Source_5f_Text">.mount</text:span>).</text:p>
      <text:p text:style-name="Text_20_body">Let's look at the general structure of a <text:span text:style-name="Source_5f_Text">.service</text:span> unit file, which is the most common type you'll encounter for applications:</text:p>
      <text:p text:style-name="Text_20_body">A unit file is divided into sections, each enclosed in square brackets, like <text:span text:style-name="Source_5f_Text">[Unit]</text:span>, <text:span text:style-name="Source_5f_Text">[Service]</text:span>, and <text:span text:style-name="Source_5f_Text">[Install]</text:span>. Each section contains directives (key-value pairs) that configure specific aspects of the unit.</text:p>
      <text:h text:style-name="Heading_20_3" text:outline-level="3"><text:bookmark-start text:name="common-sections-in-a-service-unit-file"/>Common Sections in a Service Unit File<text:bookmark-end text:name="common-sections-in-a-service-unit-file"/></text:h>
      <text:list xml:id="list4056950471" text:style-name="L17">
        <text:list-item>
          <text:p text:style-name="P18"><text:span text:style-name="Source_5f_Text">[Unit]</text:span> <text:span text:style-name="T1">Section</text:span>:</text:p>
          <text:p text:style-name="P18">This section contains generic information about the unit and its dependencies.</text:p>
          <text:list text:style-name="L18">
            <text:list-item>
              <text:p text:style-name="P19"><text:span text:style-name="Source_5f_Text">Description=</text:span>: A human-readable description of the unit. This is what you see when you run <text:span text:style-name="Source_5f_Text">systemctl status</text:span>.</text:p>
            </text:list-item>
            <text:list-item>
              <text:p text:style-name="P19"><text:span text:style-name="Source_5f_Text">Documentation=</text:span>: Provides links to documentation for the service (e.g., man pages, URLs).</text:p>
            </text:list-item>
            <text:list-item>
              <text:p text:style-name="P19"><text:span text:style-name="Source_5f_Text">After=</text:span>: Specifies that this unit should start after the listed units. This establishes a start-up order dependency. For example, a web server might list <text:span text:style-name="Source_5f_Text">network.target</text:span> or <text:span text:style-name="Source_5f_Text">mariadb.service</text:span> here.</text:p>
            </text:list-item>
            <text:list-item>
              <text:p text:style-name="P19"><text:span text:style-name="Source_5f_Text">Requires=</text:span>: Similar to <text:span text:style-name="Source_5f_Text">After=</text:span>, but stronger. If a unit listed in <text:span text:style-name="Source_5f_Text">Requires=</text:span> fails to start, this unit will also fail.</text:p>
            </text:list-item>
            <text:list-item>
              <text:p text:style-name="P19"><text:span text:style-name="Source_5f_Text">Wants=</text:span>: A weaker version of <text:span text:style-name="Source_5f_Text">Requires=</text:span>. It expresses a desire for the listed units to start, but if they fail, this unit will still attempt to start.</text:p>
            </text:list-item>
          </text:list>
          <text:p text:style-name="P18">Think of <text:span text:style-name="Source_5f_Text">After=</text:span>, <text:span text:style-name="Source_5f_Text">Requires=</text:span>, and <text:span text:style-name="Source_5f_Text">Wants=</text:span> as setting up prerequisites, ensuring your service has everything it needs before it tries to launch.</text:p>
        </text:list-item>
        <text:list-item>
          <text:p text:style-name="P18"><text:span text:style-name="Source_5f_Text">[Service]</text:span> <text:span text:style-name="T1">Section</text:span>:</text:p>
          <text:p text:style-name="P18">This is the core section for service units and defines how the service itself behaves.</text:p>
          <text:list text:style-name="L19">
            <text:list-item>
              <text:p text:style-name="P20"><text:span text:style-name="Source_5f_Text">Type=</text:span>: Defines the process startup type. Common types include:</text:p>
              <text:list text:style-name="L20">
                <text:list-item>
                  <text:p text:style-name="P21"><text:span text:style-name="Source_5f_Text">simple</text:span>: The main process is specified by <text:span text:style-name="Source_5f_Text">ExecStart=</text:span>.</text:p>
                </text:list-item>
                <text:list-item>
                  <text:p text:style-name="P21"><text:span text:style-name="Source_5f_Text">forking</text:span>: The service forks into a background process (daemon). <text:span text:style-name="Source_5f_Text">systemd</text:span> expects the parent process to exit after the child has forked.</text:p>
                </text:list-item>
                <text:list-item>
                  <text:p text:style-name="P21"><text:span text:style-name="Source_5f_Text">oneshot</text:span>: A process that runs once and then exits. <text:span text:style-name="Source_5f_Text">systemd</text:span> waits for it to complete.</text:p>
                </text:list-item>
              </text:list>
            </text:list-item>
            <text:list-item>
              <text:p text:style-name="P20"><text:soft-page-break/><text:span text:style-name="Source_5f_Text">ExecStart=</text:span>: The command or script executed to start the service. This is often the most important line!</text:p>
            </text:list-item>
            <text:list-item>
              <text:p text:style-name="P20"><text:span text:style-name="Source_5f_Text">ExecStop=</text:span>: The command to stop the service.</text:p>
            </text:list-item>
            <text:list-item>
              <text:p text:style-name="P20"><text:span text:style-name="Source_5f_Text">ExecReload=</text:span>: The command to reload the service's configuration.</text:p>
            </text:list-item>
            <text:list-item>
              <text:p text:style-name="P20"><text:span text:style-name="Source_5f_Text">WorkingDirectory=</text:span>: Sets the working directory for the executed commands.</text:p>
            </text:list-item>
            <text:list-item>
              <text:p text:style-name="P20"><text:span text:style-name="Source_5f_Text">User=</text:span> <text:span text:style-name="T1">/</text:span> <text:span text:style-name="Source_5f_Text">Group=</text:span>: Specifies the user and group under which the service's process should run for security reasons.</text:p>
            </text:list-item>
            <text:list-item>
              <text:p text:style-name="P20"><text:span text:style-name="Source_5f_Text">Restart=</text:span>: Defines when and how the service should be automatically restarted if it exits. Common options: <text:span text:style-name="Source_5f_Text">no</text:span>, <text:span text:style-name="Source_5f_Text">on-failure</text:span>, <text:span text:style-name="Source_5f_Text">always</text:span>.</text:p>
            </text:list-item>
            <text:list-item>
              <text:p text:style-name="P20"><text:span text:style-name="Source_5f_Text">TimeoutStartSec=</text:span>: The maximum time <text:span text:style-name="Source_5f_Text">systemd</text:span> will wait for the service to start.</text:p>
            </text:list-item>
          </text:list>
        </text:list-item>
        <text:list-item>
          <text:p text:style-name="P18"><text:span text:style-name="Source_5f_Text">[Install]</text:span> <text:span text:style-name="T1">Section</text:span>:</text:p>
          <text:p text:style-name="P18">This section is read by <text:span text:style-name="Source_5f_Text">systemctl enable</text:span> and <text:span text:style-name="Source_5f_Text">systemctl disable</text:span> commands to manage the service's boot-time behavior.</text:p>
          <text:list text:style-name="L21">
            <text:list-item>
              <text:p text:style-name="P22"><text:span text:style-name="Source_5f_Text">WantedBy=</text:span>: Specifies the target units (e.g., <text:span text:style-name="Source_5f_Text">multi-user.target</text:span>) that will pull in this service when they are started. This is how <text:span text:style-name="Source_5f_Text">systemctl enable</text:span> works: it creates a symlink from the target's <text:span text:style-name="Source_5f_Text">.wants</text:span> directory to your service unit file.</text:p>
            </text:list-item>
          </text:list>
        </text:list-item>
      </text:list>
      <text:p text:style-name="First_20_paragraph">Here's a simplified example of what an <text:span text:style-name="Source_5f_Text">apache2.service</text:span> file might look like:</text:p>
      <text:p text:style-name="Preformatted_20_Text">[Unit]</text:p>
      <text:p text:style-name="Preformatted_20_Text">Description=The Apache HTTP Server</text:p>
      <text:p text:style-name="Preformatted_20_Text">After=network.target</text:p>
      <text:p text:style-name="Preformatted_20_Text"/>
      <text:p text:style-name="Preformatted_20_Text">[Service]</text:p>
      <text:p text:style-name="Preformatted_20_Text">Type=forking</text:p>
      <text:p text:style-name="Preformatted_20_Text">ExecStart=/usr/sbin/apachectl start</text:p>
      <text:p text:style-name="Preformatted_20_Text">ExecStop=/usr/sbin/apachectl stop</text:p>
      <text:p text:style-name="Preformatted_20_Text">ExecReload=/usr/sbin/apachectl graceful</text:p>
      <text:p text:style-name="Preformatted_20_Text">Restart=on-failure</text:p>
      <text:p text:style-name="Preformatted_20_Text">User=apache</text:p>
      <text:p text:style-name="Preformatted_20_Text">Group=apache</text:p>
      <text:p text:style-name="Preformatted_20_Text"/>
      <text:p text:style-name="Preformatted_20_Text">[Install]</text:p>
      <text:p text:style-name="Preformatted_20_Text">WantedBy=multi-user.target</text:p>
      <text:p text:style-name="First_20_paragraph">Understanding these sections and directives is key to customizing services or troubleshooting why they might not be starting or behaving as expected. It tells you exactly what <text:span text:style-name="Source_5f_Text">systemd</text:span> is trying to do.</text:p>
      <text:h text:style-name="Heading_20_3" text:outline-level="3"><text:bookmark-start text:name="where-unit-files-are-stored-and-the-precedence-rules"/>Where Unit Files are Stored and the Precedence Rules<text:bookmark-end text:name="where-unit-files-are-stored-and-the-precedence-rules"/></text:h>
      <text:p text:style-name="First_20_paragraph"><text:span text:style-name="Source_5f_Text">systemd</text:span> unit files are not all stored in one single directory. Instead, they are distributed across several locations, which is a key design choice that allows for flexibility and proper system administration practices. The most common directories you'll encounter are:</text:p>
      <text:list xml:id="list1655041829" text:style-name="L22">
        <text:list-item>
          <text:p text:style-name="P23"><text:span text:style-name="Source_5f_Text">/usr/lib/systemd/system/</text:span>:</text:p>
          <text:list text:style-name="L23">
            <text:list-item>
              <text:p text:style-name="P24">This is where unit files provided by <text:span text:style-name="T1">installed software packages</text:span> typically reside. <text:soft-page-break/>These are the "vendor" unit files.</text:p>
            </text:list-item>
            <text:list-item>
              <text:p text:style-name="P24">You generally <text:span text:style-name="T1">should not modify</text:span> files in this directory directly, as your changes might be overwritten during package updates.</text:p>
            </text:list-item>
          </text:list>
        </text:list-item>
        <text:list-item>
          <text:p text:style-name="P23"><text:span text:style-name="Source_5f_Text">/etc/systemd/system/</text:span>:</text:p>
          <text:list text:style-name="L24">
            <text:list-item>
              <text:p text:style-name="P25">This is the primary location for administrator-created or modified unit files.</text:p>
            </text:list-item>
            <text:list-item>
              <text:p text:style-name="P25">If you create a new custom service, or if you want to override settings of a vendor-provided service, you should place your unit files or override files here.</text:p>
            </text:list-item>
            <text:list-item>
              <text:p text:style-name="P25">Files in this directory take precedence over those in <text:span text:style-name="Source_5f_Text">/usr/lib/systemd/system/</text:span>. This is crucial for customizing your system without breaking future updates.</text:p>
            </text:list-item>
          </text:list>
        </text:list-item>
        <text:list-item>
          <text:p text:style-name="P23"><text:span text:style-name="Source_5f_Text">/run/systemd/system/</text:span>:</text:p>
          <text:list text:style-name="L25">
            <text:list-item>
              <text:p text:style-name="P26">This directory is for runtime-generated unit files. These are typically created dynamically by scripts or other processes and exist only while the system is running. They are not persistent across reboots.</text:p>
            </text:list-item>
          </text:list>
        </text:list-item>
      </text:list>
      <text:p text:style-name="First_20_paragraph"><text:span text:style-name="T1">Precedence Rules (How systemd chooses)</text:span>:</text:p>
      <text:p text:style-name="Text_20_body">When <text:span text:style-name="Source_5f_Text">systemd</text:span> needs to load a unit, it looks in these directories in a specific order. The general rule of thumb is: <text:span text:style-name="T1">files in</text:span> <text:span text:style-name="Source_5f_Text">/etc</text:span> <text:span text:style-name="T1">override files in</text:span> <text:span text:style-name="Source_5f_Text">/run</text:span><text:span text:style-name="T1">, which override files in</text:span> <text:span text:style-name="Source_5f_Text">/usr/lib</text:span>.</text:p>
      <text:p text:style-name="Text_20_body">This means if you have an <text:span text:style-name="Source_5f_Text">apache2.service</text:span> file in both <text:span text:style-name="Source_5f_Text">/usr/lib/systemd/system/</text:span> (from the package) and <text:span text:style-name="Source_5f_Text">/etc/systemd/system/</text:span> (your custom version), <text:span text:style-name="Source_5f_Text">systemd</text:span> will use the one from <text:span text:style-name="Source_5f_Text">/etc/systemd/system/</text:span>. This hierarchical structure is very powerful because it allows you to:</text:p>
      <text:list xml:id="list157652011" text:style-name="L26">
        <text:list-item>
          <text:p text:style-name="P27"><text:span text:style-name="T1">Customize vendor services</text:span>: You can create a file with the same name in <text:span text:style-name="Source_5f_Text">/etc/systemd/system/</text:span> to override specific directives or even the entire unit file provided by the distribution.</text:p>
        </text:list-item>
        <text:list-item>
          <text:p text:style-name="P27"><text:span text:style-name="T1">Create new services</text:span>: Your custom services belong in <text:span text:style-name="Source_5f_Text">/etc/systemd/system/</text:span>.</text:p>
        </text:list-item>
        <text:list-item>
          <text:p text:style-name="P27"><text:span text:style-name="T1">Maintain system stability</text:span>: Your changes are kept separate from the core system files, making updates safer.</text:p>
        </text:list-item>
      </text:list>
      <text:p text:style-name="First_20_paragraph"><text:span text:style-name="T1">How to Override (a common scenario)</text:span>:</text:p>
      <text:p text:style-name="Text_20_body">Instead of copying an entire unit file from <text:span text:style-name="Source_5f_Text">/usr/lib</text:span> to <text:span text:style-name="Source_5f_Text">/etc</text:span> and modifying it (which can make future updates harder to merge), systemd offers a cleaner way to override specific directives: <text:span text:style-name="Source_5f_Text">systemctl edit &lt;unit_name&gt;</text:span>.</text:p>
      <text:p text:style-name="Text_20_body">When you run <text:span text:style-name="Source_5f_Text">systemctl edit apache2.service</text:span>, systemd opens a temporary file where you can add only the directives you want to change. It automatically creates a directory like <text:span text:style-name="Source_5f_Text">/etc/systemd/system/apache2.service.d/</text:span> and saves your changes in a file like <text:span text:style-name="Source_5f_Text">override.conf</text:span> within it. This ensures that only your specific changes are applied, while the rest of the original unit file remains intact. This is the recommended way to modify existing service behavior.</text:p>
      <text:p text:style-name="Text_20_body">Understanding these locations and the precedence order is vital for effective <text:span text:style-name="Source_5f_Text">systemd</text:span> management, as it dictates where you should place your configuration files and how your changes will be applied.</text:p>
      <text:h text:style-name="Heading_20_2" text:outline-level="2"><text:bookmark-start text:name="creating-a-simple-service-unit-file"/><text:soft-page-break/>Creating a Simple Service Unit File<text:bookmark-end text:name="creating-a-simple-service-unit-file"/></text:h>
      <text:p text:style-name="First_20_paragraph">As a system administrator, you'll often encounter situations where you need to run a custom script or a simple application as a background service. This is where creating your own <text:span text:style-name="Source_5f_Text">systemd</text:span> service unit file becomes incredibly useful.</text:p>
      <text:p text:style-name="Text_20_body">Let's imagine you have a simple Python script, <text:span text:style-name="Source_5f_Text">my_app.py</text:span>, that just writes a timestamp to a log file every few seconds. We want to run this script as a <text:span text:style-name="Source_5f_Text">systemd</text:span> service.</text:p>
      <text:p text:style-name="Text_20_body"><text:span text:style-name="T1">Our Goal</text:span>: Create a <text:span text:style-name="Source_5f_Text">systemd</text:span> service unit file for a simple script, enable it to start at boot, and manage it.</text:p>
      <text:p text:style-name="Text_20_body"><text:span text:style-name="T1">Steps to Create a Custom Service</text:span>:</text:p>
      <text:list xml:id="list425895050" text:style-name="L27">
        <text:list-item>
          <text:p text:style-name="P28"><text:span text:style-name="T1">Prepare Your Script</text:span>:</text:p>
          <text:p text:style-name="P28">First, let's create our dummy script. We'll put it in a common location like /opt/my_app/.</text:p>
          <text:p text:style-name="P2"><text:span text:style-name="CommentTok"># Create the directory</text:span> </text:p>
          <text:p text:style-name="P2"><text:span text:style-name="FunctionTok">sudo</text:span><text:span text:style-name="NormalTok"> mkdir </text:span><text:span text:style-name="AttributeTok">-p</text:span><text:span text:style-name="NormalTok"> /opt/my_app</text:span> </text:p>
          <text:p text:style-name="P2"/>
          <text:p text:style-name="P2"><text:span text:style-name="CommentTok"># Create the script file</text:span> </text:p>
          <text:p text:style-name="P2"><text:span text:style-name="FunctionTok">sudo</text:span><text:span text:style-name="NormalTok"> nano /opt/my_app/my_app.py</text:span> </text:p>
          <text:p text:style-name="P28">Inside <text:span text:style-name="Source_5f_Text">my_app.py</text:span>, copy the following simple Python code:</text:p>
          <text:p text:style-name="P2"><text:span text:style-name="CommentTok">#!/usr/bin/env python3</text:span> </text:p>
          <text:p text:style-name="P2"><text:span text:style-name="ImportTok">import</text:span><text:span text:style-name="NormalTok"> time</text:span> </text:p>
          <text:p text:style-name="P2"><text:span text:style-name="ImportTok">import</text:span><text:span text:style-name="NormalTok"> datetime</text:span> </text:p>
          <text:p text:style-name="P2"/>
          <text:p text:style-name="P2"><text:span text:style-name="NormalTok">log_file </text:span><text:span text:style-name="OperatorTok">=</text:span><text:span text:style-name="NormalTok"> </text:span><text:span text:style-name="StringTok">"/var/log/my_app.log"</text:span> </text:p>
          <text:p text:style-name="P2"/>
          <text:p text:style-name="P2"><text:span text:style-name="KeywordTok">def</text:span><text:span text:style-name="NormalTok"> log_message(message):</text:span> </text:p>
          <text:p text:style-name="P2"><text:span text:style-name="NormalTok"><text:s text:c="4"/>timestamp </text:span><text:span text:style-name="OperatorTok">=</text:span><text:span text:style-name="NormalTok"> datetime.datetime.now().strftime(</text:span><text:span text:style-name="StringTok">"%Y-%m-</text:span><text:span text:style-name="SpecialCharTok">%d</text:span><text:span text:style-name="StringTok"> %H:%M:%S"</text:span><text:span text:style-name="NormalTok">)</text:span> </text:p>
          <text:p text:style-name="P2"><text:span text:style-name="NormalTok"><text:s text:c="4"/></text:span><text:span text:style-name="ControlFlowTok">with</text:span><text:span text:style-name="NormalTok"> </text:span><text:span text:style-name="BuiltInTok">open</text:span><text:span text:style-name="NormalTok">(log_file, </text:span><text:span text:style-name="StringTok">"a"</text:span><text:span text:style-name="NormalTok">) </text:span><text:span text:style-name="ImportTok">as</text:span><text:span text:style-name="NormalTok"> f:</text:span> </text:p>
          <text:p text:style-name="P2"><text:span text:style-name="NormalTok"><text:s text:c="8"/>f.write(</text:span><text:span text:style-name="SpecialStringTok">f"[</text:span><text:span text:style-name="SpecialCharTok">{</text:span><text:span text:style-name="NormalTok">timestamp</text:span><text:span text:style-name="SpecialCharTok">}</text:span><text:span text:style-name="SpecialStringTok">] </text:span><text:span text:style-name="SpecialCharTok">{</text:span><text:span text:style-name="NormalTok">message</text:span><text:span text:style-name="SpecialCharTok">}</text:span><text:span text:style-name="CharTok">\n</text:span><text:span text:style-name="SpecialStringTok">"</text:span><text:span text:style-name="NormalTok">)</text:span> </text:p>
          <text:p text:style-name="P2"/>
          <text:p text:style-name="P2"><text:span text:style-name="ControlFlowTok">if</text:span><text:span text:style-name="NormalTok"> </text:span><text:span text:style-name="VariableTok">__name__</text:span><text:span text:style-name="NormalTok"> </text:span><text:span text:style-name="OperatorTok">==</text:span><text:span text:style-name="NormalTok"> </text:span><text:span text:style-name="StringTok">"__main__"</text:span><text:span text:style-name="NormalTok">:</text:span> </text:p>
          <text:p text:style-name="P2"><text:span text:style-name="NormalTok"><text:s text:c="4"/>log_message(</text:span><text:span text:style-name="StringTok">"My custom application started."</text:span><text:span text:style-name="NormalTok">)</text:span> </text:p>
          <text:p text:style-name="P2"><text:span text:style-name="NormalTok"><text:s text:c="4"/></text:span><text:span text:style-name="ControlFlowTok">while</text:span><text:span text:style-name="NormalTok"> </text:span><text:span text:style-name="VariableTok">True</text:span><text:span text:style-name="NormalTok">:</text:span> </text:p>
          <text:p text:style-name="P2"><text:span text:style-name="NormalTok"><text:s text:c="8"/>log_message(</text:span><text:span text:style-name="StringTok">"Still running and logging..."</text:span><text:span text:style-name="NormalTok">)</text:span> </text:p>
          <text:p text:style-name="P2"><text:span text:style-name="NormalTok"><text:s text:c="8"/>time.sleep(</text:span><text:span text:style-name="DecValTok">5</text:span><text:span text:style-name="NormalTok">) </text:span><text:span text:style-name="CommentTok"># Log every 5 seconds</text:span> </text:p>
          <text:p text:style-name="P28">Save and exit the editor (<text:span text:style-name="Source_5f_Text">Ctrl+X</text:span>, <text:span text:style-name="Source_5f_Text">Y</text:span>, <text:span text:style-name="Source_5f_Text">Enter</text:span>).</text:p>
          <text:p text:style-name="P28">Make the script executable:</text:p>
          <text:p text:style-name="P2"><text:span text:style-name="FunctionTok">sudo</text:span><text:span text:style-name="NormalTok"> chmod +x /opt/my_app/my_app.py</text:span> </text:p>
        </text:list-item>
        <text:list-item>
          <text:p text:style-name="P28"><text:span text:style-name="T1">Create the Unit File</text:span>:</text:p>
          <text:p text:style-name="P28">Now, we'll create our <text:span text:style-name="Source_5f_Text">systemd</text:span> service unit file. As we learned, custom unit files should go into <text:span text:style-name="Source_5f_Text">/etc/systemd/system/</text:span>. Let's call our service <text:span text:style-name="Source_5f_Text">my-app.service</text:span>.</text:p>
          <text:p text:style-name="P2"><text:span text:style-name="FunctionTok">sudo</text:span><text:span text:style-name="NormalTok"> nano /etc/systemd/system/my-app.service</text:span> </text:p>
          <text:p text:style-name="P28"><text:soft-page-break/>Inside this file, paste the following content:</text:p>
          <text:p text:style-name="P2">[Unit]</text:p>
          <text:p text:style-name="P2">Description=My Custom Python Application</text:p>
          <text:p text:style-name="P2">After=network.target</text:p>
          <text:p text:style-name="P2"/>
          <text:p text:style-name="P2">[Service]</text:p>
          <text:p text:style-name="P2">ExecStart=/opt/my_app/my_app.py</text:p>
          <text:p text:style-name="P2">StandardOutput=syslog</text:p>
          <text:p text:style-name="P2">StandardError=syslog</text:p>
          <text:p text:style-name="P2">Restart=on-failure</text:p>
          <text:p text:style-name="P2">User=nobody</text:p>
          <text:p text:style-name="P2">Group=nobody # Or a specific user if needed, for security</text:p>
          <text:p text:style-name="P2"/>
          <text:p text:style-name="P2">[Install]</text:p>
          <text:p text:style-name="P2">WantedBy=multi-user.target</text:p>
          <text:list text:style-name="L28">
            <text:list-item>
              <text:p text:style-name="P29"><text:span text:style-name="Source_5f_Text">[Unit]</text:span>: We define a Description and set <text:span text:style-name="Source_5f_Text">After=network.target</text:span> to ensure the network is up before our app tries to run.</text:p>
            </text:list-item>
            <text:list-item>
              <text:p text:style-name="P29"><text:span text:style-name="Source_5f_Text">[Service]</text:span>:</text:p>
              <text:list text:style-name="L29">
                <text:list-item>
                  <text:p text:style-name="P30"><text:span text:style-name="Source_5f_Text">ExecStart=/opt/my_app/my_app.py</text:span>: This is the crucial line that tells systemd what command to run to start our application.</text:p>
                </text:list-item>
                <text:list-item>
                  <text:p text:style-name="P30"><text:span text:style-name="Source_5f_Text">StandardOutput=syslog / StandardError=syslog</text:span>: This redirects the script's output (both standard output and standard error) to the system journal, which means you can view its logs with <text:span text:style-name="Source_5f_Text">journalctl</text:span> (which we'll cover soon!).</text:p>
                </text:list-item>
                <text:list-item>
                  <text:p text:style-name="P30"><text:span text:style-name="Source_5f_Text">Restart=on-failure</text:span>: If our script crashes, <text:span text:style-name="Source_5f_Text">systemd</text:span> will try to restart it automatically.</text:p>
                </text:list-item>
                <text:list-item>
                  <text:p text:style-name="P30"><text:span text:style-name="Source_5f_Text">User=nobody / Group=nobody</text:span>: Running services as a non-privileged user like nobody is a good security practice. You could create a dedicated user for your application if it needs specific permissions.</text:p>
                </text:list-item>
              </text:list>
            </text:list-item>
            <text:list-item>
              <text:p text:style-name="P29"><text:span text:style-name="Source_5f_Text">[Install]</text:span>: <text:span text:style-name="Source_5f_Text">WantedBy=multi-user.target</text:span> means this service will be enabled to start when the system reaches the standard multi-user operating state (which is the default for servers).</text:p>
            </text:list-item>
          </text:list>
          <text:p text:style-name="P28">Save and exit the editor.</text:p>
        </text:list-item>
        <text:list-item>
          <text:p text:style-name="P28"><text:span text:style-name="T1">Reload</text:span> <text:span text:style-name="Source_5f_Text">systemd</text:span> <text:span text:style-name="T1">Daemon</text:span>:</text:p>
          <text:p text:style-name="P28">After creating or modifying any unit file, you must tell <text:span text:style-name="Source_5f_Text">systemd</text:span> to reload its configuration so it becomes aware of the new or changed unit:</text:p>
          <text:p text:style-name="P2"><text:span text:style-name="FunctionTok">sudo</text:span><text:span text:style-name="NormalTok"> systemctl daemon-reload</text:span> </text:p>
        </text:list-item>
        <text:list-item>
          <text:p text:style-name="P28"><text:span text:style-name="T1">Enable and Start the Service</text:span>:</text:p>
          <text:p text:style-name="P28">Now, enable the service so it starts on boot, and then start it immediately:</text:p>
          <text:p text:style-name="P2"><text:span text:style-name="FunctionTok">sudo</text:span><text:span text:style-name="NormalTok"> systemctl enable my-app.service</text:span> </text:p>
          <text:p text:style-name="P2"><text:span text:style-name="FunctionTok">sudo</text:span><text:span text:style-name="NormalTok"> systemctl start my-app.service</text:span> </text:p>
        </text:list-item>
        <text:list-item>
          <text:p text:style-name="P28"><text:span text:style-name="T1">Check the Status</text:span>:</text:p>
          <text:p text:style-name="P28">Finally, check the status to ensure it's running:</text:p>
          <text:p text:style-name="P2"><text:span text:style-name="FunctionTok">sudo</text:span><text:span text:style-name="NormalTok"> systemctl status my-app.service</text:span> </text:p>
          <text:p text:style-name="P28"><text:soft-page-break/>You should see <text:span text:style-name="Source_5f_Text">Active: active (running)</text:span>!</text:p>
        </text:list-item>
        <text:list-item>
          <text:p text:style-name="P28"><text:span text:style-name="T1">Verify Logs (Optional, but good practice)</text:span>:</text:p>
          <text:p text:style-name="P28">You can also check the log file we configured in the script:</text:p>
          <text:p text:style-name="P2"><text:span text:style-name="FunctionTok">tail</text:span><text:span text:style-name="NormalTok"> </text:span><text:span text:style-name="AttributeTok">-f</text:span><text:span text:style-name="NormalTok"> /var/log/my_app.log</text:span> </text:p>
          <text:p text:style-name="P28">You should see new timestamped entries appearing every 5 seconds.</text:p>
        </text:list-item>
      </text:list>
      <text:p text:style-name="First_20_paragraph">This process covers the end-to-end creation and management of a simple custom systemd service. This is a very common task for system administrators.</text:p>
      <text:h text:style-name="Heading_20_3" text:outline-level="3"><text:bookmark-start text:name="troubleshooting-common-systemd-issues"/>Troubleshooting Common <text:span text:style-name="Source_5f_Text">systemd</text:span> Issues<text:bookmark-end text:name="troubleshooting-common-systemd-issues"/></text:h>
      <text:p text:style-name="First_20_paragraph">No matter how well you configure your services, issues will inevitably arise. Being able to quickly diagnose and resolve problems is what sets apart a good administrator. <text:span text:style-name="Source_5f_Text">systemd</text:span> provides powerful tools to help you with this, primarily through its integrated logging system, the <text:span text:style-name="T1">Journal</text:span>.</text:p>
      <text:h text:style-name="Heading_20_4" text:outline-level="4"><text:bookmark-start text:name="the-systemd-journal-and-journalctl"/>The <text:span text:style-name="Source_5f_Text">systemd</text:span> Journal and <text:span text:style-name="Source_5f_Text">journalctl</text:span><text:bookmark-end text:name="the-systemd-journal-and-journalctl"/></text:h>
      <text:p text:style-name="First_20_paragraph">Unlike older Linux systems that often logged to plain text files in <text:span text:style-name="Source_5f_Text">/var/log</text:span> (like syslog or messages), systemd uses a structured, centralized logging system called the <text:span text:style-name="T1">Journal</text:span>. This journal collects logs from the kernel, initrd, services, and applications. The primary command-line utility for interacting with the Journal is <text:span text:style-name="Source_5f_Text">journalctl</text:span>.</text:p>
      <text:p text:style-name="Text_20_body">Here are some essential <text:span text:style-name="Source_5f_Text">journalctl</text:span> commands for troubleshooting:</text:p>
      <text:list xml:id="list2757001559" text:style-name="L30">
        <text:list-item>
          <text:p text:style-name="P31"><text:span text:style-name="Source_5f_Text">journalctl</text:span>:</text:p>
          <text:list text:style-name="L31">
            <text:list-item>
              <text:p text:style-name="P32">Running <text:span text:style-name="Source_5f_Text">journalctl</text:span> without any arguments will display all logs from the earliest available entry to the latest. This can be overwhelming, so it's rarely used alone. The output is paginated, allowing you to scroll.</text:p>
            </text:list-item>
          </text:list>
        </text:list-item>
        <text:list-item>
          <text:p text:style-name="P31"><text:span text:style-name="Source_5f_Text">journalctl -u &lt;unit_name&gt;</text:span>:</text:p>
          <text:list text:style-name="L32">
            <text:list-item>
              <text:p text:style-name="P33">This is arguably the most useful command for troubleshooting services. It displays only the log entries related to a specific <text:span text:style-name="Source_5f_Text">systemd</text:span> unit.</text:p>
            </text:list-item>
            <text:list-item>
              <text:p text:style-name="P33"><text:span text:style-name="T1">Example</text:span>: <text:span text:style-name="Source_5f_Text">journalctl -u nginx.service</text:span> will show all logs from the Nginx web server. If Nginx failed, this is the first place you'd look for error messages.</text:p>
            </text:list-item>
          </text:list>
        </text:list-item>
        <text:list-item>
          <text:p text:style-name="P31"><text:span text:style-name="Source_5f_Text">journalctl -u &lt;unit_name&gt; -f</text:span>:</text:p>
          <text:list text:style-name="L33">
            <text:list-item>
              <text:p text:style-name="P34">The <text:span text:style-name="Source_5f_Text">-f</text:span> (follow) option works like <text:span text:style-name="Source_5f_Text">tail -f</text:span>. It displays new log entries as they are written in real-time. This is incredibly useful when you're starting or restarting a service and want to see any immediate errors or output.</text:p>
            </text:list-item>
            <text:list-item>
              <text:p text:style-name="P34"><text:span text:style-name="T1">Example</text:span>: You start a service, then run <text:span text:style-name="Source_5f_Text">journalctl -u my-app.service -f</text:span> in another terminal to watch its output.</text:p>
            </text:list-item>
          </text:list>
        </text:list-item>
        <text:list-item>
          <text:p text:style-name="P31"><text:span text:style-name="Source_5f_Text">journalctl -u &lt;unit_name&gt; --since "YYY-MM-DD HH:MM:SS" or --since </text:span><text:soft-page-break/><text:span text:style-name="Source_5f_Text">"today", --since "yesterday"</text:span>:</text:p>
          <text:list text:style-name="L34">
            <text:list-item>
              <text:p text:style-name="P35">This allows you to filter logs by time. You can specify a precise timestamp or use relative terms.</text:p>
            </text:list-item>
            <text:list-item>
              <text:p text:style-name="P35"><text:span text:style-name="T1">Example</text:span>: <text:span text:style-name="Source_5f_Text">journalctl -u sshd --since "2 hours ago"</text:span> or <text:span text:style-name="Source_5f_Text">journalctl -u apache2 --since "2025-06-01 10:00:00"</text:span>.</text:p>
            </text:list-item>
          </text:list>
        </text:list-item>
        <text:list-item>
          <text:p text:style-name="P31"><text:span text:style-name="Source_5f_Text">journalctl -u &lt;unit_name&gt; -p err or -p warning</text:span>:</text:p>
          <text:list text:style-name="L35">
            <text:list-item>
              <text:p text:style-name="P36">The <text:span text:style-name="Source_5f_Text">-p</text:span> (priority) option lets you filter by log level. Common levels include <text:span text:style-name="Source_5f_Text">emerg</text:span>, <text:span text:style-name="Source_5f_Text">alert</text:span>, <text:span text:style-name="Source_5f_Text">crit</text:span>, <text:span text:style-name="Source_5f_Text">err</text:span>, <text:span text:style-name="Source_5f_Text">warning</text:span>, <text:span text:style-name="Source_5f_Text">notice</text:span>, <text:span text:style-name="Source_5f_Text">info</text:span>, <text:span text:style-name="Source_5f_Text">debug</text:span>.</text:p>
            </text:list-item>
            <text:list-item>
              <text:p text:style-name="P36"><text:span text:style-name="T1">Example</text:span>: <text:span text:style-name="Source_5f_Text">journalctl -u docker -p err</text:span> to see only error messages from the Docker service.</text:p>
            </text:list-item>
          </text:list>
        </text:list-item>
        <text:list-item>
          <text:p text:style-name="P31"><text:span text:style-name="Source_5f_Text">journalctl -b or journalctl -b -1</text:span>:</text:p>
          <text:list text:style-name="L36">
            <text:list-item>
              <text:p text:style-name="P37">The <text:span text:style-name="Source_5f_Text">-b</text:span> (boot) option shows logs from the current boot. <text:span text:style-name="Source_5f_Text">-b -1</text:span> shows logs from the previous boot, <text:span text:style-name="Source_5f_Text">-b -2</text:span> from the one before that, and so on. This is vital for diagnosing issues that occur during system startup.</text:p>
            </text:list-item>
          </text:list>
        </text:list-item>
      </text:list>
      <text:h text:style-name="Heading_20_4" text:outline-level="4"><text:bookmark-start text:name="identifying-service-failures"/>Identifying Service Failures<text:bookmark-end text:name="identifying-service-failures"/></text:h>
      <text:p text:style-name="First_20_paragraph">When a service fails, <text:span text:style-name="Source_5f_Text">systemctl status &lt;unit_name&gt;</text:span> will often report <text:span text:style-name="Source_5f_Text">Active: failed</text:span>. The crucial next step is to use <text:span text:style-name="Source_5f_Text">journalctl -u &lt;unit_name&gt;</text:span> to investigate why it failed. Look for:</text:p>
      <text:list xml:id="list2065913642" text:style-name="L37">
        <text:list-item>
          <text:p text:style-name="P38"><text:span text:style-name="T1">Error messages</text:span>: Keywords like <text:span text:style-name="Source_5f_Text">error</text:span>, <text:span text:style-name="Source_5f_Text">failed</text:span>, <text:span text:style-name="Source_5f_Text">permission denied</text:span>, <text:span text:style-name="Source_5f_Text">address already in use</text:span>, <text:span text:style-name="Source_5f_Text">segmentation fault</text:span>.</text:p>
        </text:list-item>
        <text:list-item>
          <text:p text:style-name="P38"><text:span text:style-name="T1">Missing files/directories</text:span>: The service might be looking for a configuration file or executable that doesn't exist or isn't accessible.</text:p>
        </text:list-item>
        <text:list-item>
          <text:p text:style-name="P38"><text:span text:style-name="T1">Incorrect paths or commands</text:span>: Check your <text:span text:style-name="Source_5f_Text">ExecStart=</text:span> or other <text:span text:style-name="Source_5f_Text">Exec</text:span> directives in the unit file for typos or incorrect paths.</text:p>
        </text:list-item>
        <text:list-item>
          <text:p text:style-name="P38"><text:span text:style-name="T1">Dependency issues</text:span>: Look for messages indicating that a required service or resource wasn't available.</text:p>
        </text:list-item>
      </text:list>
      <text:p text:style-name="First_20_paragraph"><text:span text:style-name="T1">Remember</text:span>: Always consult the <text:span text:style-name="Source_5f_Text">systemctl status</text:span> output first for a quick overview, and then dive into <text:span text:style-name="Source_5f_Text">journalctl -u &lt;service_name&gt;</text:span> for the detailed explanation of any fail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7:30Z</meta:creation-date>
    <dc:date>2025-06-10T11:51:11.907968960</dc:date>
    <meta:editing-duration>PT46S</meta:editing-duration>
    <meta:editing-cycles>1</meta:editing-cycles>
    <meta:document-statistic meta:table-count="0" meta:image-count="0" meta:object-count="0" meta:page-count="11" meta:paragraph-count="235" meta:word-count="3570" meta:character-count="23192" meta:non-whitespace-character-count="19835"/>
  </office:meta>
</office:document-meta>
</file>